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181in" fo:margin-left="-0.0785in" fo:margin-top="0in" fo:margin-bottom="0in" table:align="left" style:writing-mode="lr-tb"/>
    </style:style>
    <style:style style:name="Table1.A" style:family="table-column">
      <style:table-column-properties style:column-width="3.459in"/>
    </style:style>
    <style:style style:name="Table1.1" style:family="table-row">
      <style:table-row-properties style:min-row-height="1.7035in"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Standard">
      <style:paragraph-properties fo:text-align="center"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text-properties officeooo:rsid="000c60d8" officeooo:paragraph-rsid="000c60d8"/>
    </style:style>
    <style:style style:name="P4" style:family="paragraph" style:parent-style-name="Standard">
      <style:text-properties officeooo:paragraph-rsid="000c60d8"/>
    </style:style>
    <style:style style:name="P5" style:family="paragraph" style:parent-style-name="Standard">
      <style:paragraph-properties fo:margin-left="0.5in" fo:margin-right="0in" fo:margin-top="0in" fo:margin-bottom="0in" loext:contextual-spacing="false" fo:line-height="100%" fo:text-indent="0in" style:auto-text-indent="false"/>
      <style:text-properties fo:font-size="12pt" style:font-size-asian="12pt" style:font-size-complex="12pt"/>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margin-top="0in" fo:margin-bottom="0in" loext:contextual-spacing="false" fo:line-height="100%"/>
      <style:text-properties fo:font-size="12pt" style:font-size-asian="12pt" style:font-size-complex="12pt"/>
    </style:style>
    <style:style style:name="P8" style:family="paragraph" style:parent-style-name="Text_20_body">
      <style:paragraph-properties fo:margin-top="0in" fo:margin-bottom="0in" loext:contextual-spacing="false"/>
    </style:style>
    <style:style style:name="P9" style:family="paragraph" style:parent-style-name="Heading_20_2">
      <style:text-properties style:font-size-complex="12pt"/>
    </style:style>
    <style:style style:name="P10" style:family="paragraph" style:parent-style-name="List_20_Paragraph">
      <style:paragraph-properties fo:margin-left="0in" fo:margin-right="0in" fo:text-indent="0in" style:auto-text-indent="false"/>
    </style:style>
    <style:style style:name="P11" style:family="paragraph" style:parent-style-name="List_20_Paragraph">
      <style:paragraph-properties fo:margin-left="0in" fo:margin-right="0in" fo:text-indent="0in" style:auto-text-indent="false"/>
      <style:text-properties officeooo:rsid="000b5fce" officeooo:paragraph-rsid="000b5fce"/>
    </style:style>
    <style:style style:name="P12" style:family="paragraph" style:parent-style-name="Standard">
      <style:text-properties fo:font-size="12pt" style:font-size-asian="12pt" style:font-size-complex="12pt"/>
    </style:style>
    <style:style style:name="P13" style:family="paragraph" style:parent-style-name="Standard">
      <style:paragraph-properties fo:text-align="center" style:justify-single-word="false"/>
      <style:text-properties fo:font-size="12pt" style:font-size-asian="12pt" style:font-size-complex="12pt"/>
    </style:style>
    <style:style style:name="P14" style:family="paragraph" style:parent-style-name="Standard">
      <style:text-properties fo:font-size="12pt" style:text-underline-style="solid" style:text-underline-width="auto" style:text-underline-color="font-color" style:font-size-asian="12pt" style:font-size-complex="12pt"/>
    </style:style>
    <style:style style:name="P15" style:family="paragraph" style:parent-style-name="Standard">
      <style:text-properties fo:font-size="12pt" fo:font-weight="bold" style:font-size-asian="12pt" style:font-weight-asian="bold" style:font-size-complex="12pt" style:font-weight-complex="bold"/>
    </style:style>
    <style:style style:name="P16" style:family="paragraph" style:parent-style-name="Standard">
      <style:text-properties fo:color="#000000" style:font-name="Arial" fo:font-size="10.5pt" style:font-size-asian="10.5pt" style:font-name-complex="Arial1" style:font-size-complex="10.5pt"/>
    </style:style>
    <style:style style:name="P17" style:family="paragraph" style:parent-style-name="Standard">
      <style:text-properties officeooo:rsid="000c60d8" officeooo:paragraph-rsid="000d722e"/>
    </style:style>
    <style:style style:name="P18" style:family="paragraph" style:parent-style-name="Standard">
      <style:text-properties officeooo:rsid="000d722e" officeooo:paragraph-rsid="000d722e"/>
    </style:style>
    <style:style style:name="P19" style:family="paragraph" style:parent-style-name="Standard">
      <style:text-properties officeooo:rsid="000d722e" officeooo:paragraph-rsid="000dcb0a"/>
    </style:style>
    <style:style style:name="P20" style:family="paragraph" style:parent-style-name="Standard">
      <style:paragraph-properties fo:margin-top="0in" fo:margin-bottom="0in" loext:contextual-spacing="false" fo:line-height="100%"/>
      <style:text-properties fo:font-size="12pt" style:font-size-asian="12pt" style:font-size-complex="12pt"/>
    </style:style>
    <style:style style:name="P21" style:family="paragraph" style:parent-style-name="Heading_20_2" style:master-page-name="Standard">
      <style:paragraph-properties style:page-number="auto"/>
      <style:text-properties style:font-size-complex="12pt"/>
    </style:style>
    <style:style style:name="P22" style:family="paragraph" style:parent-style-name="Heading_20_2">
      <style:text-properties style:font-size-complex="12pt"/>
    </style:style>
    <style:style style:name="P23" style:family="paragraph" style:parent-style-name="Heading_20_2">
      <style:paragraph-properties>
        <style:tab-stops>
          <style:tab-stop style:position="1.5654in"/>
        </style:tab-stops>
      </style:paragraph-properties>
      <style:text-properties style:font-size-complex="12pt"/>
    </style:style>
    <style:style style:name="P24" style:family="paragraph" style:parent-style-name="List_20_Paragraph" style:list-style-name="WWNum1"/>
    <style:style style:name="P25" style:family="paragraph" style:parent-style-name="List_20_Paragraph" style:list-style-name="WWNum3"/>
    <style:style style:name="P26" style:family="paragraph" style:parent-style-name="List_20_Paragraph" style:list-style-name="WWNum4"/>
    <style:style style:name="P27" style:family="paragraph" style:parent-style-name="List_20_Paragraph" style:list-style-name="WWNum2">
      <style:paragraph-properties fo:margin-top="0in" fo:margin-bottom="0in" loext:contextual-spacing="false" fo:line-height="100%"/>
    </style:style>
    <style:style style:name="P28" style:family="paragraph" style:parent-style-name="List_20_Paragraph" style:list-style-name="WWNum2">
      <style:paragraph-properties fo:margin-top="0in" fo:margin-bottom="0in" loext:contextual-spacing="false" fo:line-height="100%"/>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style:text-underline-style="solid" style:text-underline-width="auto" style:text-underline-color="font-color"/>
    </style:style>
    <style:style style:name="T6" style:family="text">
      <style:text-properties officeooo:rsid="000c60d8"/>
    </style:style>
    <style:style style:name="T7" style:family="text">
      <style:text-properties officeooo:rsid="000d722e"/>
    </style:style>
    <style:style style:name="T8" style:family="text">
      <style:text-properties officeooo:rsid="000dcb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2"><text:bookmark text:name="_Shares_Outstanding"/>Shares Outstanding</text:h>
      <text:p text:style-name="P2">Number of shares has been sold by a company. For instance Apple has 1 billion Shares which have been traded in the stock market. The value or price of each single share depends on the value of the whole business called “Market Price”.</text:p>
      <text:h text:style-name="P9" text:outline-level="2"><text:bookmark text:name="_Market_Price"/>Market Price</text:h>
      <text:p text:style-name="P2">It represents the monetary value of the company. Knowing the “Market price” of a company along with its “Shares Outstanding” enables us to calculate price of each single share.</text:p>
      <text:h text:style-name="P9" text:outline-level="2"><text:bookmark text:name="_Income_Statement"/>Income Statement</text:h>
      <text:p text:style-name="Standard"><text:span text:style-name="T1">An income statement is a financial statement that reports a company's financial performance, including revenues and expenses, over a specific accounting period. It also shows the </text:span><text:span text:style-name="T2">net profit</text:span><text:span text:style-name="T1"> or </text:span><text:span text:style-name="T2">net income</text:span><text:span text:style-name="T1"> and loss over the time period.<text:line-break/>The income statement is divided into two parts: operating and non-operating. They disclose information about revenues and expenses that are a direct and indirect result of regular business operations.</text:span></text:p>
      <text:h text:style-name="P9" text:outline-level="2"><text:bookmark text:name="_Balance_Sheet"/>Balance Sheet</text:h>
      <text:p text:style-name="P2">The balance sheet provides information on what the company owns (its assets), what it owes (its liabilities) and the value of the business to its stockholders (the shareholders' equity) as of a specific date. </text:p>
      <text:list xml:id="list7254917658326056960" text:style-name="WWNum1">
        <text:list-item>
          <text:p text:style-name="P24"><text:span text:style-name="T3">Liability: </text:span><text:span text:style-name="T1">A liability is a company's </text:span><text:span text:style-name="T4">financial debt</text:span><text:span text:style-name="T1"> or obligations that arise during the course of its business operations.</text:span></text:p>
        </text:list-item>
        <text:list-item>
          <text:p text:style-name="P24"><text:span text:style-name="T3">Asset: </text:span><text:span text:style-name="T1">An asset is a </text:span><text:span text:style-name="T4">resource with economic value</text:span><text:span text:style-name="T1"> that a </text:span><text:span text:style-name="T4">corporation owns or controls</text:span><text:span text:style-name="T1"> with the expectation that it will provide future benefit. </text:span></text:p>
        </text:list-item>
        <text:list-item>
          <text:p text:style-name="P24"><text:span text:style-name="T3">Shareholders' equity:</text:span><text:span text:style-name="T1"> is the value of a business to its owners after all of its obligations have been met. This net worth belongs to the owners.</text:span></text:p>
        </text:list-item>
      </text:list>
      <text:p text:style-name="P2">The balance sheet must follow the following formula:</text:p>
      <text:p text:style-name="P13">Shareholders' Equity = Total Assets - Total Liabilities</text:p>
      <text:h text:style-name="P9" text:outline-level="2">Share Price</text:h>
      <text:p text:style-name="Standard"><text:span text:style-name="T1">Knowing “</text:span><text:a xlink:type="simple" xlink:href="#_Market_Price" text:style-name="Internet_20_link" text:visited-style-name="Visited_20_Internet_20_Link"><text:span text:style-name="T1">Market Price</text:span></text:a><text:span text:style-name="T1">” and “</text:span><text:a xlink:type="simple" xlink:href="#_Shares_Outstanding" text:style-name="Internet_20_link" text:visited-style-name="Visited_20_Internet_20_Link"><text:span text:style-name="T1">Shares outstanding</text:span></text:a><text:span text:style-name="T1">” of a business helps to calculate its share price! The calculation is as simple as ABC: </text:span></text:p>
      <text:p text:style-name="P13">Share Price = Market Price / Shares outstanding</text:p>
      <text:h text:style-name="P9" text:outline-level="2"><text:bookmark text:name="_EPS_(Earn_Per"/>EPS (Earn Per Share)</text:h>
      <text:p text:style-name="Standard"><text:span text:style-name="T1">An important number is shown in an </text:span><text:a xlink:type="simple" xlink:href="#_Income_Statement" text:style-name="Internet_20_link" text:visited-style-name="Visited_20_Internet_20_Link"><text:span text:style-name="T1">Income Statement</text:span></text:a><text:span text:style-name="T1"> called net income. The pure/net income of the business considering all revenue and expenses over a period. <text:line-break/>As a stakeholder, it is important for us to know how big our slice of the benefit cake is! It means how much do I earn having a share of the business?</text:span></text:p>
      <text:p text:style-name="Standard"><text:soft-page-break/><text:span text:style-name="T1">Knowing “</text:span><text:a xlink:type="simple" xlink:href="#_Shares_Outstanding" text:style-name="Internet_20_link" text:visited-style-name="Visited_20_Internet_20_Link"><text:span text:style-name="T1">Shares outstanding</text:span></text:a><text:span text:style-name="T1">” and “Net Income”, reported in the </text:span><text:a xlink:type="simple" xlink:href="#_Income_Statement" text:style-name="Internet_20_link" text:visited-style-name="Visited_20_Internet_20_Link"><text:span text:style-name="T1">Income Statement</text:span></text:a><text:span text:style-name="T1">, of a business lets us to calculate the EPS value:</text:span></text:p>
      <text:p text:style-name="P13">EPS = Net Income / Shares Outstanding</text:p>
      <text:h text:style-name="P9" text:outline-level="2"><text:bookmark text:name="_P/E"/>P/E</text:h>
      <text:p text:style-name="Standard"><text:span text:style-name="T1">Price-to-earnings (P/E) means how much you need to invest to earn 1$ per year out of one single share. (</text:span><text:span text:style-name="T3">Lower Better</text:span><text:span text:style-name="T1">) It is calculated as: </text:span></text:p>
      <text:p text:style-name="P1"><text:span text:style-name="T1">P/E = Stock Price / </text:span><text:a xlink:type="simple" xlink:href="#_EPS_(Earn_Per" text:style-name="Internet_20_link" text:visited-style-name="Visited_20_Internet_20_Link"><text:span text:style-name="T1">EPS</text:span></text:a></text:p>
      <text:p text:style-name="P2">For example, if a stock price is 40$ with an EPS of 2$, then the P/E value will be 20$.</text:p>
      <text:p text:style-name="Standard"><text:span text:style-name="T1">The P/E ratio does nothing to factor in the amount of debt that a company carries on its balance sheet. Debt levels have an impact on financial performance which is calculated as “</text:span><text:a xlink:type="simple" xlink:href="#_Book_Value_/" text:style-name="Internet_20_link" text:visited-style-name="Visited_20_Internet_20_Link"><text:span text:style-name="T1">Book Value</text:span></text:a><text:span text:style-name="T1">”</text:span></text:p>
      <text:p text:style-name="Standard"><text:span text:style-name="T1">It is better that P/E be a low value. However, a company with a P/E of 40 can grow revenue and earnings faster than a company with a P/E of 20. In general, a high P/E ratio suggests investors are expecting higher earnings growth in the future, compared to companies with a lower P/E. To follow the earnings growth of a business, we should study its </text:span><text:a xlink:type="simple" xlink:href="#_PEG" text:style-name="Internet_20_link" text:visited-style-name="Visited_20_Internet_20_Link"><text:span text:style-name="T1">PEG</text:span></text:a><text:span text:style-name="T1"> factor. </text:span></text:p>
      <text:p text:style-name="P14">Investors should only compare the P/E ratios of companies from the same industry with similar characteristics.</text:p>
      <text:h text:style-name="P9" text:outline-level="2"><text:bookmark text:name="_PEG"/>PEG</text:h>
      <text:p text:style-name="Standard"><text:span text:style-name="T1">The relationship between the </text:span><text:a xlink:type="simple" xlink:href="#_P/E" text:style-name="Internet_20_link" text:visited-style-name="Visited_20_Internet_20_Link"><text:span text:style-name="T1">P/E ratio</text:span></text:a><text:span text:style-name="T1"> and earnings growth tells a more complete story than the P/E on its own. This is called the PEG ratio. The lower the PEG ratio, the more the stock may be </text:span><text:span text:style-name="T4">undervalued</text:span><text:span text:style-name="T1"> given its earnings performance. The rule of thumb is that a </text:span><text:span text:style-name="T3">PEG ratio below one is desirable</text:span><text:span text:style-name="T1">. Also, the </text:span><text:span text:style-name="T2">accuracy of the PEG ratio depends on the inputs used</text:span><text:span text:style-name="T1">. To calculate the PEG ratio:</text:span></text:p>
      <text:p text:style-name="P13">PEG ratio = P/E ratio / Earnings Growth Rate</text:p>
      <table:table table:name="Table1" table:style-name="Table1">
        <table:table-column table:style-name="Table1.A" table:number-columns-repeated="2"/>
        <table:table-row table:style-name="Table1.1">
          <table:table-cell table:style-name="Table1.A1" office:value-type="string">
            <text:p text:style-name="P6"><text:span text:style-name="T3">Company A</text:span><text:span text:style-name="T1">:<text:line-break/>price per share = $46<text:line-break/>EPS this year = $2.09<text:line-break/>EPS last year = $1.74</text:span></text:p>
            <text:p text:style-name="P5"/>
            <text:p text:style-name="P6"><text:span text:style-name="T1">P/E ratio = $46 / $2.09 = 22<text:line-break/>Earnings Growth Rate = ($2.09 / $1.74) - 1 = 20%<text:line-break/></text:span><text:span text:style-name="T2">PEG ratio = 22 / 20 = 1.1</text:span></text:p>
          </table:table-cell>
          <table:table-cell table:style-name="Table1.A1" office:value-type="string">
            <text:p text:style-name="P6"><text:span text:style-name="T3">Company B</text:span><text:span text:style-name="T1">: </text:span></text:p>
            <text:p text:style-name="P7">price per share = $80</text:p>
            <text:p text:style-name="P7">EPS this year = $2.67</text:p>
            <text:p text:style-name="P7">EPS last year = $1.78</text:p>
            <text:p text:style-name="P5"/>
            <text:p text:style-name="P6"><text:span text:style-name="T1">P/E ratio = $80 / $2.67 = 30<text:line-break/>Earnings Growth Rate = ($2.67 / $1.78) - 1 = 50%<text:line-break/></text:span><text:span text:style-name="T2">PEG ratio = 30 / 50 = 0.6</text:span></text:p>
          </table:table-cell>
        </table:table-row>
      </table:table>
      <text:p text:style-name="P2"/>
      <text:p text:style-name="Standard"><text:soft-page-break/><text:span text:style-name="T1">Company B is trading at a </text:span><text:span text:style-name="T4">discount</text:span><text:span text:style-name="T1"> to its growth rate and investors purchasing it are paying less per unit of earnings growth, despite its higher P/E in comparison with Company A. Company A doesn't have a high enough growth rate to justify its P/E. </text:span></text:p>
      <text:h text:style-name="P9" text:outline-level="2">Book Value / Net Book Value (NBV) / Net Asset Value</text:h>
      <text:p text:style-name="Standard"><text:span text:style-name="T1">Book value is the net asset value of a company, calculated as total assets minus intangible assets (patents, goodwill) and liabilities. </text:span><text:span text:style-name="T3">Higher Better.</text:span></text:p>
      <text:p text:style-name="P7">It has two main uses:</text:p>
      <text:list xml:id="list3556744866448493146" text:style-name="WWNum2">
        <text:list-item>
          <text:p text:style-name="P28">The money the stakeholders will receive if a company were liquidated!</text:p>
        </text:list-item>
        <text:list-item>
          <text:p text:style-name="P27"><text:span text:style-name="T1">When compared to the company's </text:span><text:a xlink:type="simple" xlink:href="http://www.investopedia.com/terms/m/marketvalue.asp" text:style-name="Internet_20_link" text:visited-style-name="Visited_20_Internet_20_Link"><text:span text:style-name="T1">market value</text:span></text:a><text:span text:style-name="T1">, book value can indicate whether a stock is under- or overpriced.</text:span></text:p>
        </text:list-item>
      </text:list>
      <text:p text:style-name="P7"/>
      <text:p text:style-name="Standard"><text:span text:style-name="T1">Knowing “</text:span><text:a xlink:type="simple" xlink:href="#_Shares_Outstanding" text:style-name="Internet_20_link" text:visited-style-name="Visited_20_Internet_20_Link"><text:span text:style-name="T1">Shares outstanding</text:span></text:a><text:span text:style-name="T1">” and “Equity”, reported in the </text:span><text:a xlink:type="simple" xlink:href="#_Balance_Sheet" text:style-name="Internet_20_link" text:visited-style-name="Visited_20_Internet_20_Link"><text:span text:style-name="T1">Balance Sheet</text:span></text:a><text:span text:style-name="T1">, of a business lets us to calculate the Book value:</text:span></text:p>
      <text:p text:style-name="P13">Book value = Equity / Shares Outstanding</text:p>
      <text:h text:style-name="P9" text:outline-level="2"><text:bookmark text:name="_Price/Book_value_(P/B)"/>Price/Book value (P/B) or price-equity ratio</text:h>
      <text:p text:style-name="Standard">The P/B ratio is a ratio used to compare a stock's market value to its book value. It is calculated by dividing the current closing price of the stock by the latest quarter's book value per share.</text:p>
      <text:p text:style-name="Standard">A lower P/B ratio could mean that the stock is <text:span text:style-name="T5">undervalued</text:span>. However, it could also mean that something is fundamentally wrong with the company. As with most ratios, be aware that this varies by industry.</text:p>
      <text:h text:style-name="P9" text:outline-level="2">Earning Yield</text:h>
      <text:p text:style-name="P2"/>
      <text:h text:style-name="P23" text:outline-level="2">Current Ratio</text:h>
      <text:p text:style-name="Standard"><text:span text:style-name="T1">Current Ratio = Current Assets / Current Liabilities (</text:span><text:span text:style-name="T3">Higher Better &gt; 1.5</text:span><text:span text:style-name="T1">)</text:span></text:p>
      <text:p text:style-name="P2">The current ratio is a liquidity ratio that measures a company's ability to pay short-term and long-term obligations. </text:p>
      <text:h text:style-name="P9" text:outline-level="2">Debt/Equity Ratio, Total Debt Ratio, Debt/Asset Ratio</text:h>
      <text:p text:style-name="P2">D/E = Total Liabilities / (Total Assets - Total Liabilities)<text:line-break/> <text:s text:c="7"/>&lt;= 0 means no risk<text:line-break/> <text:s text:c="7"/>&gt; 0 means if the company goes to bankruptcy, you have to pay D/E percentage of the real value of your share for it.</text:p>
      <text:p text:style-name="P15">Warren buffet likes D/E &lt; 0.5</text:p>
      <text:p text:style-name="Standard"><text:span text:style-name="T1">Given that the debt/equity ratio measures a company’s debt relative to the total value of its stock. A high debt/equity ratio generally means that a company has </text:span><text:soft-page-break/><text:span text:style-name="T1">been aggressive in financing its growth with debt. Aggressive leveraging practices are often associated with high levels of risk.</text:span></text:p>
      <text:p text:style-name="P2">Like with most ratios, when using the debt/equity ratio it is very important to consider the industry in which the company operates. Because different industries rely on different amounts of capital to operate and use that capital in different ways, a relatively high D/E ratio may be common in one industry while a relatively low D/E may be common in another. For example, capital-intensive industries such as auto manufacturing tend to have a debt/equity ratio above 2, while companies like personal computer manufacturers usually are not particularly capital intensive and may often have a debt/equity ratio of under 0.5. As such, D/E ratios should only be used to compare companies when those companies operate within the same industry.</text:p>
      <text:h text:style-name="P9" text:outline-level="2"><text:bookmark text:name="_Book_Value_/"/></text:h>
      <text:h text:style-name="P9" text:outline-level="2">Comparing P/E, EPS and Earning Yield</text:h>
      <text:p text:style-name="P2"/>
      <text:h text:style-name="P9" text:outline-level="2">S&amp;P</text:h>
      <text:p text:style-name="Standard"/>
      <text:h text:style-name="Heading_20_2" text:outline-level="2">Market Cycles</text:h>
      <text:p text:style-name="Standard"/>
      <text:h text:style-name="Heading_20_2" text:outline-level="2">Dividend makes ash flow</text:h>
      <text:h text:style-name="Heading_20_1" text:outline-level="1">Warren Buffett Rules</text:h>
      <text:list xml:id="list8188289485215269975" text:style-name="WWNum3">
        <text:list-item>
          <text:p text:style-name="P25">Stock MUST be Stable and Understandable</text:p>
        </text:list-item>
        <text:list-item>
          <text:p text:style-name="P25">Stock MUST Have a Long Term Prospects</text:p>
        </text:list-item>
        <text:list-item>
          <text:p text:style-name="P25">Stock MUST be Managed by Right Managers</text:p>
        </text:list-item>
        <text:list-item>
          <text:p text:style-name="P25">Stock MUST be Undervalued</text:p>
        </text:list-item>
      </text:list>
      <text:p text:style-name="Standard"/>
      <text:h text:style-name="Heading_20_2" text:outline-level="2">Rule #1</text:h>
      <text:p text:style-name="Standard"/>
      <text:h text:style-name="Heading_20_2" text:outline-level="2">Rule #2</text:h>
      <text:p text:style-name="Standard"/>
      <text:h text:style-name="Heading_20_2" text:outline-level="2">Rule #3</text:h>
      <text:p text:style-name="Standard"/>
      <text:h text:style-name="Heading_20_2" text:outline-level="2">Rule #4: Stock MUST be Undervalued</text:h>
      <text:p text:style-name="Standard">The <text:a xlink:type="simple" xlink:href="#_P/E" text:style-name="Internet_20_link" text:visited-style-name="Visited_20_Internet_20_Link">Price/Earning ratio</text:a> or P/E means how much $ has to be invested to earn 1$ annually. </text:p>
      <text:p text:style-name="Standard"><text:soft-page-break/>The <text:a xlink:type="simple" xlink:href="#_Price/Book_value_(P/B)" text:style-name="Internet_20_link" text:visited-style-name="Visited_20_Internet_20_Link">Price/Book value ratio</text:a> or P/B means how much $ paid for this company has 1$ BookValue (safety).</text:p>
      <text:p text:style-name="Standard">Warren Buffett is interested in P/E below 15, means return of 6.6%, and P/B below 1.5, means safety over 67%. To simplify it, we can introduce a new indicator called P²/EB is calculated as below:</text:p>
      <text:p text:style-name="P1">P²/EB = P/E * P/B</text:p>
      <text:p text:style-name="Standard">We are interested in P²/EB below 22.5. Under this circumstance, the stock is in <text:span text:style-name="T5">sale</text:span> and can be considered for more investigation.</text:p>
      <text:p text:style-name="Standard"/>
      <text:h text:style-name="Heading_20_2" text:outline-level="2">Free study</text:h>
      <text:p text:style-name="Standard"/>
      <text:h text:style-name="Heading_20_3" text:outline-level="3">Curency Value</text:h>
      <text:p text:style-name="P16">Higher interest rates and more government spending are a great combination of forces for the value of the dollar. Better growth equals a stronger dollar. When the dollar rises, it makes American goods more expensive -- and less attractive -- to foreign buyers. That's exactly what happened in 2015. The dollar rose sharply on the hopes that the Fed would raise rates. Higher prices would force the Fed to raise interest rates faster. More rate hikes -- or at least the belief of more to come -- would strengthen the dollar. Another key factor for the dollar is oil. When oil prices fall, the dollar goes up, and vice versa.</text:p>
      <text:list xml:id="list4181741309498347144" text:style-name="WWNum4">
        <text:list-item>
          <text:p text:style-name="P26">Higher interest rates <text:span text:style-name="T5">increase</text:span> national currency value</text:p>
        </text:list-item>
        <text:list-item>
          <text:p text:style-name="P26">Higher interest rates <text:span text:style-name="T5">increases</text:span> inflation</text:p>
        </text:list-item>
        <text:list-item>
          <text:p text:style-name="P26">Higher debt increases inflation</text:p>
        </text:list-item>
        <text:list-item>
          <text:p text:style-name="P26">Higher inflation tends to <text:span text:style-name="T5">decrease</text:span> national currency value</text:p>
        </text:list-item>
        <text:list-item>
          <text:p text:style-name="P26">Gross Domestic Products (GDP)</text:p>
        </text:list-item>
        <text:list-item>
          <text:p text:style-name="P26">Higher term of trade (export/import rate) increases national currency value</text:p>
        </text:list-item>
        <text:list-item>
          <text:p text:style-name="P26">A nation with higher inflation has a weaker currency value in comparison with other nations</text:p>
        </text:list-item>
      </text:list>
      <text:p text:style-name="List_20_Paragraph"/>
      <text:h text:style-name="Heading_20_3" text:outline-level="3"><text:span text:style-name="Strong_20_Emphasis">Search for Stable Companies</text:span></text:h>
      <text:p text:style-name="P8">Value investors understand that some companies are resistant to economic conditions. For example, <text:a xlink:type="simple" xlink:href="https://www.investopedia.com/terms/c/consumerstaples.asp" text:style-name="Internet_20_link" text:visited-style-name="Visited_20_Internet_20_Link">consumer staples</text:a> companies like Proctor &amp; Gamble Co. (<text:a xlink:type="simple" xlink:href="https://www.investopedia.com/markets/stocks/pg/" text:style-name="Internet_20_link" text:visited-style-name="Visited_20_Internet_20_Link">PG</text:a></text:p>
      <text:p text:style-name="Text_20_body">) and Unilever N.V. (<text:a xlink:type="simple" xlink:href="https://www.investopedia.com/markets/stocks/un/" text:style-name="Internet_20_link" text:visited-style-name="Visited_20_Internet_20_Link">UN</text:a>) sell products that people need no matter what happens at their jobs.</text:p>
      <text:p text:style-name="Text_20_body">Grocery chains, gas stations, and utilities are other great industries to search. Again, these companies offer something that people need and use every day. We cannot live without groceries, transportation, and electricity in our homes.</text:p>
      <text:p text:style-name="P11">Read more: <text:a xlink:type="simple" xlink:href="https://www.investopedia.com/articles/investing/093015/value-investing-strategies-volatile-market.asp" text:style-name="Internet_20_link" text:visited-style-name="Visited_20_Internet_20_Link">https://www.investopedia.com/articles/investing/093015/value-investing-strategies-volatile-market.asp</text:a></text:p>
      <text:p text:style-name="P11"/>
      <text:p text:style-name="P11"/>
      <text:p text:style-name="P11"/>
      <text:h text:style-name="Heading_20_3" text:outline-level="3"><text:soft-page-break/>How to calculate average performance of stoc<text:span text:style-name="T6">k</text:span></text:h>
      <text:p text:style-name="P4">compound annual growth rate <text:span text:style-name="T6">vs. average annual growth</text:span></text:p>
      <text:p text:style-name="P17">Annual average return vs CAGR <text:span text:style-name="T7">(</text:span><text:a xlink:type="simple" xlink:href="https://www.investopedia.com/terms/r/return.asp" text:style-name="Internet_20_link" text:visited-style-name="Visited_20_Internet_20_Link"><text:span text:style-name="T7">https://www.investopedia.com/terms/r/return.asp</text:span></text:a><text:span text:style-name="T7">)</text:span></text:p>
      <text:p text:style-name="P18"><text:a xlink:type="simple" xlink:href="https://www.investopedia.com/ask/answers/050415/what-good-annual-return-mutual-fund.asp" text:style-name="Internet_20_link" text:visited-style-name="Visited_20_Internet_20_Link">https://www.investopedia.com/ask/answers/050415/what-good-annual-return-mutual-fund.asp</text:a></text:p>
      <text:p text:style-name="P19">it appears to be an average annual return of 30%. However, all of this actually happens by just using a constant 14% “annual compounded return” for 10 years. </text:p>
      <text:p text:style-name="P19">So, be aware of the hype, and the people promoting very high “average annual returns”. Insist on knowing the “Compounded Annual Return” for a constant and true measure of comparison. <text:a xlink:type="simple" xlink:href="https://www.plancorp.com/compounded-vs-annual-returns/" text:style-name="Internet_20_link" text:visited-style-name="Visited_20_Internet_20_Link"><text:span text:style-name="T8">https://www.plancorp.com/compounded-vs-annual-returns/</text:span></text:a></text:p>
      <text:p text:style-name="P4"><text:span text:style-name="T6">E</text:span>very percent down is <text:span text:style-name="T6">double</text:span> more than a percent up :<text:span text:style-name="T6">((</text:span></text:p>
      <text:p text:style-name="P3"><text:a xlink:type="simple" xlink:href="http://www.etf.com/sections/blog/growth-rates-etf-performance-math?nopaging=1" text:style-name="Internet_20_link" text:visited-style-name="Visited_20_Internet_20_Link">http://www.etf.com/sections/blog/growth-rates-etf-performance-math?nopaging=1</text:a></text:p>
      <text:p text:style-name="P3"/>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true" style:font-name-asian="Calibri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family="Cambria"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3pt" style:font-weight-complex="bold"/>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0.75in" fo:margin-right="0.75in" fo:background-color="#bfbfbf"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draw:fill="solid" draw:fill-color="#bfbfb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lad</meta:initial-creator>
    <meta:editing-cycles>67</meta:editing-cycles>
    <meta:print-date>2017-08-10T11:52:00</meta:print-date>
    <meta:creation-date>2017-01-18T18:46:00</meta:creation-date>
    <dc:date>2018-01-26T23:40:50.298236133</dc:date>
    <meta:editing-duration>P14DT9H35M22S</meta:editing-duration>
    <meta:generator>LibreOffice/5.1.6.2$Linux_X86_64 LibreOffice_project/10m0$Build-2</meta:generator>
    <meta:document-statistic meta:table-count="1" meta:image-count="0" meta:object-count="0" meta:page-count="6" meta:paragraph-count="98" meta:word-count="1707" meta:character-count="10105" meta:non-whitespace-character-count="849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